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background-color="#FFFF00"/>
    </style:style>
    <style:style style:name="T8" style:parent-style-name="DefaultParagraphFont" style:family="text">
      <style:text-properties fo:background-color="#FFFF00"/>
    </style:style>
    <style:style style:name="T9" style:parent-style-name="DefaultParagraphFont" style:family="text">
      <style:text-properties fo:font-weight="bold" style:font-weight-asian="bold" style:font-weight-complex="bold" fo:background-color="#FFFF00"/>
    </style:style>
    <style:style style:name="P10" style:parent-style-name="Standard" style:family="paragraph">
      <style:paragraph-properties fo:break-before="page"/>
    </style:style>
    <style:style style:name="P11" style:parent-style-name="Normal" style:family="paragraph">
      <style:paragraph-properties fo:break-before="page"/>
    </style:style>
  </office:automatic-styles>
  <office:body>
    <office:text text:use-soft-page-breaks="true">
      <text:p text:style-name="P1">ETE405<text:tab/><text:tab/><text:tab/><text:tab/>MINI-PROJET</text:p>
      <text:p text:style-name="P2"/>
      <text:p text:style-name="P3"/>
      <text:p text:style-name="P4">Objectif :</text:p>
      <text:p text:style-name="Standard">Bootstrap pour analyse des valeurs extrêmes (EVA)<text:s/>nonstationnaire.</text:p>
      <text:p text:style-name="Standard"/>
      <text:p text:style-name="P5">Données :</text:p>
      <text:p text:style-name="Standard">- Surcote (skew surge) en Manche pour différentes stations. Pas de temps 12h. Environ 40 ans de données par station. Downsampling à pas de temps journalier ?</text:p>
      <text:p text:style-name="Standard">- Données de réanalyse ERA5 pour covariables : sea level pressure SLP, NWS (near surface wind speed, vitesse du vent <text:s/>10m), pas de temps horaire, à downsample en 12h ou journalier. Downsampling aussi dans le bootstrap ?</text:p>
      <text:p text:style-name="Standard"/>
      <text:p text:style-name="Standard">Faire des strates dans les données pour définir les blocs ?</text:p>
      <text:p text:style-name="Standard"/>
      <text:p text:style-name="P6">Ce qu’on pense faire :</text:p>
      <text:p text:style-name="Standard">EVA nonstationnaire<text:s/>de la surcote avec approche par block maxima (max annuels avec modèle generalized extreme values, GEV) et par dépassement de seuil (approche Peaks-Over-Threshold, POT, avec modèle non-homogeneous Poisson process, NHPP).</text:p>
      <text:p text:style-name="Standard"/>
      <text:p text:style-name="Standard">Les données de surcote et les covariables ont une forte autocorrélation, donc besoin d’utiliser une méthode de bootstrap qui la conserve. Les valeurs extrêmes arrivent notamment en cluster, donc tester l’impact d’un « mauvais » bootstrap et d’une appproche correcte, pour voir la différence.</text:p>
      <text:p text:style-name="Standard"/>
      <text:p text:style-name="Standard">Vu qu’on veut établir un lien entre covariable et variable (i.e. forçage de SLP et NWS sur la surcote), le bootstrap doit conserver cet éventuel lien.</text:p>
      <text:p text:style-name="Standard"/>
      <text:p text:style-name="Standard">La stationnarité ne tient probablement pas sur 40 ans. Besoin de faire tests de tendance de<text:s/>variables et covariables et utiliser une méthode de bootstrap adaptée à cette nonstationnarité si présente.</text:p>
      <text:p text:style-name="Standard"/>
      <text:p text:style-name="Standard">Eventuellement en plus, voir comment downsampler proprement les données (e.g. prendre seulement le max à 12h ou 1j peut donner un résultat différent de la moyenne, et être biaisé pour les covariables, mais serait innaproprié pour la variable vu qu’on s’intéresse aux extrêmes positifs.</text:p>
      <text:p text:style-name="Standard">Prendre max journalier de 12h est pas pareil si on prend de 0h à 0h du jour suivant ou de 12h à 12h. Mais potentiellement en fait aucune différence avec l’approche POT suivant ? Mais différent si on faisait par exemple du self-exciting mark PP ? Mais il faudrait de toute façon garder 12h dt pour SEMPP.</text:p>
      <text:p text:style-name="Standard"/>
      <text:p text:style-name="Standard"/>
      <text:p text:style-name="Standard">Donner la base de données en plus de la présentation, et code ?</text:p>
      <text:p text:style-name="Standard"/>
      <text:p text:style-name="Standard"/>
      <text:p text:style-name="P7">DERNIER SEANCE (15 decembre) est examen</text:p>
      <text:p text:style-name="Standard"><text:span text:style-name="T8">L’AVANT DERNIER EST MINI-PROJET :<text:s/></text:span><text:span text:style-name="T9">8 décembre</text:span></text:p>
      <text:soft-page-break/>
      <text:p text:style-name="P10">Gilleland 2020 I :</text:p>
      <text:p text:style-name="Standard">circular block, « block lengths should be chosen to be much longer than the length of dependence »</text:p>
      <text:p text:style-name="Standard"/>
      <text:p text:style-name="Standard">p. 4 « The principle behind the bootstrap paradigm is<text:s/>to try to</text:p>
      <text:p text:style-name="Standard">recreate the relationship between the population and the</text:p>
      <text:p text:style-name="Standard">sample by considering the observed sample, x1, . . . , xn, as a</text:p>
      <text:p text:style-name="Standard">surrogate for the underlying population and, by resampling</text:p>
      <text:p text:style-name="Standard">from this surrogate, to form the bootstrap sample that now</text:p>
      <text:p text:style-name="Standard">plays<text:s/>the role that the observed sample ordinarily plays. »</text:p>
      <text:p text:style-name="P11"/>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libri"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Calibri" fo:hyphenate="false"/>
    </style:style>
    <style:style style:name="Caption" style:display-name="Captio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toine Chapon</dc:creator>
    <meta:creation-date>2022-11-03T10:21:00Z</meta:creation-date>
    <dc:date>2022-11-25T20:33:00Z</dc:date>
    <meta:template xlink:href="Normal" xlink:type="simple"/>
    <meta:editing-cycles>26</meta:editing-cycles>
    <meta:editing-duration>PT23400S</meta:editing-duration>
    <meta:document-statistic meta:page-count="3" meta:paragraph-count="5" meta:word-count="401" meta:character-count="2688" meta:row-count="19" meta:non-whitespace-character-count="2292"/>
  </office:meta>
</office:document-meta>
</file>